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3208EE368E7.jpg" manifest:media-type="image/jpeg"/>
  <manifest:file-entry manifest:full-path="Pictures/100000000000032000000258B8D6F777.jpg" manifest:media-type="image/jpeg"/>
  <manifest:file-entry manifest:full-path="Pictures/100000000000032000000258D1619760.jpg" manifest:media-type="image/jpeg"/>
  <manifest:file-entry manifest:full-path="Pictures/10000000000003200000025820D76DA7.jpg" manifest:media-type="image/jpeg"/>
  <manifest:file-entry manifest:full-path="Pictures/10000000000003200000025814FB926B.jpg" manifest:media-type="image/jpeg"/>
  <manifest:file-entry manifest:full-path="Pictures/100000000000025800000320E9873699.jpg" manifest:media-type="image/jpeg"/>
  <manifest:file-entry manifest:full-path="Pictures/10000000000002580000032043CE5E12.png" manifest:media-type="image/png"/>
  <manifest:file-entry manifest:full-path="Pictures/10000000000003200000025825DD47C3.jpg" manifest:media-type="image/jpeg"/>
  <manifest:file-entry manifest:full-path="Pictures/1000000000000320000002587B62BD8C.jpg" manifest:media-type="image/jpeg"/>
  <manifest:file-entry manifest:full-path="Pictures/100000000000032000000258088E3BDA.jpg" manifest:media-type="image/jpeg"/>
  <manifest:file-entry manifest:full-path="Pictures/100000000000025800000320785EFDDB.jpg" manifest:media-type="image/jpeg"/>
  <manifest:file-entry manifest:full-path="Pictures/1000000000000258000003209F8B8FD5.png" manifest:media-type="image/png"/>
  <manifest:file-entry manifest:full-path="Pictures/100000000000032000000258C38B1D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style:font-name="trebuchet ms" officeooo:rsid="0017940b" officeooo:paragraph-rsid="0017940b"/>
    </style:style>
    <style:style style:name="P3" style:family="paragraph" style:parent-style-name="Standard">
      <style:paragraph-properties fo:margin-left="0cm" fo:margin-right="0cm" fo:text-indent="0cm" style:auto-text-indent="false"/>
      <style:text-properties officeooo:rsid="0039901d"/>
    </style:style>
    <style:style style:name="P4" style:family="paragraph" style:parent-style-name="Text_20_body">
      <style:paragraph-properties fo:margin-left="0cm" fo:margin-right="0cm" fo:text-indent="0cm" style:auto-text-indent="false"/>
      <style:text-properties officeooo:paragraph-rsid="00c148d7"/>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1.251cm" fo:margin-right="0cm" fo:text-indent="0cm" style:auto-text-indent="false"/>
      <style:text-properties officeooo:paragraph-rsid="003d7d47"/>
    </style:style>
    <style:style style:name="P7" style:family="paragraph" style:parent-style-name="Heading">
      <style:paragraph-properties fo:break-before="page"/>
    </style:style>
    <style:style style:name="P8" style:family="paragraph" style:parent-style-name="Standard">
      <style:text-properties officeooo:rsid="00b93811" officeooo:paragraph-rsid="00b93811"/>
    </style:style>
    <style:style style:name="P9" style:family="paragraph" style:parent-style-name="Text_20_body">
      <style:text-properties officeooo:rsid="00acf61d" officeooo:paragraph-rsid="00acf61d"/>
    </style:style>
    <style:style style:name="P10" style:family="paragraph" style:parent-style-name="Text_20_body">
      <style:text-properties officeooo:rsid="00813f52"/>
    </style:style>
    <style:style style:name="P11" style:family="paragraph" style:parent-style-name="Text_20_body">
      <style:text-properties officeooo:rsid="00c17ce2" officeooo:paragraph-rsid="00c17ce2"/>
    </style:style>
    <style:style style:name="P12" style:family="paragraph" style:parent-style-name="Text_20_body">
      <style:text-properties fo:background-color="#ffff00"/>
    </style:style>
    <style:style style:name="P13" style:family="paragraph" style:parent-style-name="Text_20_body">
      <style:text-properties officeooo:rsid="00c78f0f" officeooo:paragraph-rsid="00c78f0f" fo:background-color="#ffff00"/>
    </style:style>
    <style:style style:name="P14" style:family="paragraph" style:parent-style-name="Text_20_body">
      <style:text-properties officeooo:rsid="00c90331" officeooo:paragraph-rsid="00c90331" fo:background-color="#ffff00"/>
    </style:style>
    <style:style style:name="P15" style:family="paragraph" style:parent-style-name="Text_20_body">
      <style:text-properties officeooo:rsid="00c97b75" officeooo:paragraph-rsid="00c97b75" fo:background-color="#ffff00"/>
    </style:style>
    <style:style style:name="P16" style:family="paragraph" style:parent-style-name="Text_20_body">
      <style:text-properties officeooo:rsid="00cb3242" officeooo:paragraph-rsid="00cb3242" fo:background-color="#ffff00"/>
    </style:style>
    <style:style style:name="P17" style:family="paragraph" style:parent-style-name="Text_20_body">
      <style:text-properties officeooo:rsid="00d3931c" officeooo:paragraph-rsid="00d3931c" fo:background-color="#ffff00"/>
    </style:style>
    <style:style style:name="P18" style:family="paragraph" style:parent-style-name="Text_20_body">
      <style:text-properties officeooo:rsid="010a952c" fo:background-color="#ffff00"/>
    </style:style>
    <style:style style:name="P19" style:family="paragraph" style:parent-style-name="Text_20_body">
      <style:text-properties officeooo:rsid="010d7012" officeooo:paragraph-rsid="010d7012" fo:background-color="#ffff00"/>
    </style:style>
    <style:style style:name="P20" style:family="paragraph" style:parent-style-name="Text_20_body">
      <style:text-properties officeooo:paragraph-rsid="00e69655"/>
    </style:style>
    <style:style style:name="P21" style:family="paragraph" style:parent-style-name="Text_20_body">
      <style:paragraph-properties>
        <style:tab-stops>
          <style:tab-stop style:position="13.09cm"/>
        </style:tab-stops>
      </style:paragraph-properties>
    </style:style>
    <style:style style:name="P22" style:family="paragraph" style:parent-style-name="Text_20_body">
      <style:text-properties officeooo:rsid="00f99437" officeooo:paragraph-rsid="00f99437"/>
    </style:style>
    <style:style style:name="P23" style:family="paragraph" style:parent-style-name="Text_20_body">
      <style:text-properties officeooo:paragraph-rsid="0100c755"/>
    </style:style>
    <style:style style:name="P24" style:family="paragraph" style:parent-style-name="Text_20_body">
      <style:text-properties officeooo:rsid="010bbc6b" officeooo:paragraph-rsid="010bbc6b"/>
    </style:style>
    <style:style style:name="P25" style:family="paragraph" style:parent-style-name="Text_20_body">
      <style:text-properties officeooo:paragraph-rsid="010cdd15"/>
    </style:style>
    <style:style style:name="P26" style:family="paragraph" style:parent-style-name="Text_20_body">
      <style:text-properties officeooo:paragraph-rsid="010d7012"/>
    </style:style>
    <style:style style:name="P27" style:family="paragraph" style:parent-style-name="Text_20_body">
      <style:text-properties officeooo:rsid="010d7012" officeooo:paragraph-rsid="010d7012"/>
    </style:style>
    <style:style style:name="P28" style:family="paragraph" style:parent-style-name="Contents_20_1">
      <style:paragraph-properties>
        <style:tab-stops>
          <style:tab-stop style:position="17.59cm" style:type="right" style:leader-style="dotted" style:leader-text="."/>
        </style:tab-stops>
      </style:paragraph-properties>
    </style:style>
    <style:style style:name="P29" style:family="paragraph" style:parent-style-name="Contents_20_2">
      <style:paragraph-properties>
        <style:tab-stops>
          <style:tab-stop style:position="17.09cm" style:type="right" style:leader-style="dotted" style:leader-text="."/>
        </style:tab-stops>
      </style:paragraph-properties>
    </style:style>
    <style:style style:name="P30" style:family="paragraph" style:parent-style-name="Standard" style:list-style-name="">
      <style:text-properties fo:font-size="14pt" officeooo:rsid="0024c9ac" style:font-size-asian="14pt" style:font-size-complex="14pt"/>
    </style:style>
    <style:style style:name="P31" style:family="paragraph" style:parent-style-name="Standard" style:list-style-name="L4">
      <style:text-properties officeooo:paragraph-rsid="003ed418"/>
    </style:style>
    <style:style style:name="P32" style:family="paragraph" style:parent-style-name="Standard" style:list-style-name="L5"/>
    <style:style style:name="P33" style:family="paragraph" style:parent-style-name="Standard" style:list-style-name="L7"/>
    <style:style style:name="P34" style:family="paragraph" style:parent-style-name="Standard" style:list-style-name="L8">
      <style:text-properties officeooo:rsid="003ccfb2" officeooo:paragraph-rsid="003ccfb2"/>
    </style:style>
    <style:style style:name="P35" style:family="paragraph" style:parent-style-name="Text_20_body" style:list-style-name=""/>
    <style:style style:name="P36" style:family="paragraph" style:parent-style-name="Text_20_body" style:list-style-name="L6"/>
    <style:style style:name="P37" style:family="paragraph" style:parent-style-name="Text_20_body" style:list-style-name="WWNum1"/>
    <style:style style:name="P38" style:family="paragraph" style:parent-style-name="Text_20_body" style:list-style-name="">
      <style:paragraph-properties fo:text-align="center" style:justify-single-word="false">
        <style:tab-stops/>
      </style:paragraph-properties>
      <style:text-properties officeooo:rsid="0057f362" officeooo:paragraph-rsid="0057f362"/>
    </style:style>
    <style:style style:name="P39" style:family="paragraph" style:parent-style-name="Text_20_body">
      <style:text-properties officeooo:paragraph-rsid="0100c755"/>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rsid="009ff229" officeooo:paragraph-rsid="009ff229"/>
    </style:style>
    <style:style style:name="P42" style:family="paragraph" style:parent-style-name="Heading_20_1" style:list-style-name="">
      <style:paragraph-properties fo:text-align="center" style:justify-single-word="false" fo:break-before="page">
        <style:tab-stops/>
      </style:paragraph-properties>
      <style:text-properties officeooo:rsid="0057f362" officeooo:paragraph-rsid="0057f362"/>
    </style:style>
    <style:style style:name="P43" style:family="paragraph" style:parent-style-name="Heading_20_1">
      <style:paragraph-properties fo:break-before="page"/>
      <style:text-properties officeooo:rsid="004efac2" officeooo:paragraph-rsid="004efac2"/>
    </style:style>
    <style:style style:name="P44" style:family="paragraph" style:parent-style-name="Heading_20_2">
      <style:text-properties officeooo:rsid="00acf61d" officeooo:paragraph-rsid="00acf61d"/>
    </style:style>
    <style:style style:name="P45" style:family="paragraph">
      <style:paragraph-properties fo:text-align="center"/>
    </style:style>
    <style:style style:name="P46" style:family="paragraph">
      <loext:graphic-properties draw:fill="none" draw:fill-color="#ffffff"/>
    </style:style>
    <style:style style:name="T1" style:family="text">
      <style:text-properties officeooo:rsid="00175326"/>
    </style:style>
    <style:style style:name="T2" style:family="text">
      <style:text-properties fo:font-size="14pt" officeooo:rsid="0024c9ac" style:font-size-asian="14pt" style:font-size-complex="14pt"/>
    </style:style>
    <style:style style:name="T3" style:family="text">
      <style:text-properties officeooo:rsid="00336191"/>
    </style:style>
    <style:style style:name="T4" style:family="text">
      <style:text-properties officeooo:rsid="0035a542"/>
    </style:style>
    <style:style style:name="T5" style:family="text">
      <style:text-properties officeooo:rsid="003cb76f"/>
    </style:style>
    <style:style style:name="T6" style:family="text">
      <style:text-properties officeooo:rsid="003d7d47"/>
    </style:style>
    <style:style style:name="T7" style:family="text">
      <style:text-properties officeooo:rsid="00402a0a"/>
    </style:style>
    <style:style style:name="T8" style:family="text">
      <style:text-properties officeooo:rsid="0040f2c0"/>
    </style:style>
    <style:style style:name="T9" style:family="text">
      <style:text-properties officeooo:rsid="0050cc36"/>
    </style:style>
    <style:style style:name="T10" style:family="text">
      <style:text-properties officeooo:rsid="0053e508"/>
    </style:style>
    <style:style style:name="T11" style:family="text">
      <style:text-properties officeooo:rsid="00591964"/>
    </style:style>
    <style:style style:name="T12" style:family="text">
      <style:text-properties officeooo:rsid="00626eea"/>
    </style:style>
    <style:style style:name="T13" style:family="text">
      <style:text-properties officeooo:rsid="006600b9"/>
    </style:style>
    <style:style style:name="T14" style:family="text">
      <style:text-properties style:font-name="DejaVu Sans" officeooo:rsid="006600b9" style:font-name-asian="DejaVu Sans" style:font-name-complex="DejaVu Sans"/>
    </style:style>
    <style:style style:name="T15" style:family="text">
      <style:text-properties officeooo:rsid="0067cf9d"/>
    </style:style>
    <style:style style:name="T16" style:family="text">
      <style:text-properties officeooo:rsid="00699299"/>
    </style:style>
    <style:style style:name="T17" style:family="text">
      <style:text-properties officeooo:rsid="006cddeb"/>
    </style:style>
    <style:style style:name="T18" style:family="text">
      <style:text-properties officeooo:rsid="006d4f71"/>
    </style:style>
    <style:style style:name="T19" style:family="text">
      <style:text-properties officeooo:rsid="006ff3f1"/>
    </style:style>
    <style:style style:name="T20" style:family="text">
      <style:text-properties fo:color="#ff3333"/>
    </style:style>
    <style:style style:name="T21" style:family="text">
      <style:text-properties fo:color="#ff3333" officeooo:rsid="006ff3f1"/>
    </style:style>
    <style:style style:name="T22" style:family="text">
      <style:text-properties fo:color="#ff3333" fo:font-size="14pt" officeooo:rsid="007691bc" style:font-size-asian="14pt" style:font-size-complex="14pt"/>
    </style:style>
    <style:style style:name="T23" style:family="text">
      <style:text-properties fo:color="#ff3333" officeooo:rsid="00336191"/>
    </style:style>
    <style:style style:name="T24" style:family="text">
      <style:text-properties fo:color="#ff3333" officeooo:rsid="00acf61d"/>
    </style:style>
    <style:style style:name="T25" style:family="text">
      <style:text-properties fo:color="#ff3333" officeooo:rsid="00af819c"/>
    </style:style>
    <style:style style:name="T26" style:family="text">
      <style:text-properties fo:color="#ff3333" officeooo:rsid="00d507cf"/>
    </style:style>
    <style:style style:name="T27" style:family="text">
      <style:text-properties fo:color="#ff3333" fo:background-color="#ffff00" loext:char-shading-value="0"/>
    </style:style>
    <style:style style:name="T28" style:family="text">
      <style:text-properties fo:color="#ff3333" officeooo:rsid="00d507cf" fo:background-color="#ffff00" loext:char-shading-value="0"/>
    </style:style>
    <style:style style:name="T29" style:family="text">
      <style:text-properties fo:color="#ff3333" officeooo:rsid="00e96bc0" fo:background-color="#ffff00" loext:char-shading-value="0"/>
    </style:style>
    <style:style style:name="T30" style:family="text">
      <style:text-properties fo:color="#ff3333" officeooo:rsid="01087f02" fo:background-color="#ffff00" loext:char-shading-value="0"/>
    </style:style>
    <style:style style:name="T31" style:family="text">
      <style:text-properties officeooo:rsid="0072a855"/>
    </style:style>
    <style:style style:name="T32" style:family="text">
      <style:text-properties officeooo:rsid="007a36fb"/>
    </style:style>
    <style:style style:name="T33" style:family="text">
      <style:text-properties officeooo:rsid="007c3acf"/>
    </style:style>
    <style:style style:name="T34" style:family="text">
      <style:text-properties officeooo:rsid="007c9e62"/>
    </style:style>
    <style:style style:name="T35" style:family="text">
      <style:text-properties officeooo:rsid="007dc13f"/>
    </style:style>
    <style:style style:name="T36" style:family="text">
      <style:text-properties officeooo:rsid="007f5265"/>
    </style:style>
    <style:style style:name="T37" style:family="text">
      <style:text-properties officeooo:rsid="0086628d"/>
    </style:style>
    <style:style style:name="T38" style:family="text">
      <style:text-properties officeooo:rsid="0087de9b"/>
    </style:style>
    <style:style style:name="T39" style:family="text">
      <style:text-properties officeooo:rsid="00889d18"/>
    </style:style>
    <style:style style:name="T40" style:family="text">
      <style:text-properties officeooo:rsid="00899944"/>
    </style:style>
    <style:style style:name="T41" style:family="text">
      <style:text-properties officeooo:rsid="008f64fd"/>
    </style:style>
    <style:style style:name="T42" style:family="text">
      <style:text-properties officeooo:rsid="0091f604"/>
    </style:style>
    <style:style style:name="T43" style:family="text">
      <style:text-properties officeooo:rsid="009aca5b"/>
    </style:style>
    <style:style style:name="T44" style:family="text">
      <style:text-properties officeooo:rsid="00a1d189"/>
    </style:style>
    <style:style style:name="T45" style:family="text">
      <style:text-properties officeooo:rsid="00a2b9a9"/>
    </style:style>
    <style:style style:name="T46" style:family="text">
      <style:text-properties officeooo:rsid="00a4b3bd"/>
    </style:style>
    <style:style style:name="T47" style:family="text">
      <style:text-properties officeooo:rsid="00a4d012"/>
    </style:style>
    <style:style style:name="T48" style:family="text">
      <style:text-properties officeooo:rsid="00a6595c"/>
    </style:style>
    <style:style style:name="T49" style:family="text">
      <style:text-properties officeooo:rsid="00a7b327"/>
    </style:style>
    <style:style style:name="T50" style:family="text">
      <style:text-properties officeooo:rsid="00a84d20"/>
    </style:style>
    <style:style style:name="T51" style:family="text">
      <style:text-properties officeooo:rsid="00acf61d"/>
    </style:style>
    <style:style style:name="T52" style:family="text">
      <style:text-properties officeooo:rsid="00b18a0f"/>
    </style:style>
    <style:style style:name="T53" style:family="text">
      <style:text-properties officeooo:rsid="00b48a0f"/>
    </style:style>
    <style:style style:name="T54" style:family="text">
      <style:text-properties officeooo:rsid="00b96beb"/>
    </style:style>
    <style:style style:name="T55" style:family="text">
      <style:text-properties officeooo:rsid="00bf8d63"/>
    </style:style>
    <style:style style:name="T56" style:family="text">
      <style:text-properties officeooo:rsid="00c4797e"/>
    </style:style>
    <style:style style:name="T57" style:family="text">
      <style:text-properties style:use-window-font-color="true" officeooo:rsid="00699299" fo:background-color="#ffff00" loext:char-shading-value="0"/>
    </style:style>
    <style:style style:name="T58" style:family="text">
      <style:text-properties style:use-window-font-color="true" officeooo:rsid="00f89175" fo:background-color="#ffff00" loext:char-shading-value="0"/>
    </style:style>
    <style:style style:name="T59" style:family="text">
      <style:text-properties style:use-window-font-color="true" officeooo:rsid="00fc7b38" fo:background-color="#ffff00" loext:char-shading-value="0"/>
    </style:style>
    <style:style style:name="T60" style:family="text">
      <style:text-properties fo:background-color="#ffff00" loext:char-shading-value="0"/>
    </style:style>
    <style:style style:name="T61" style:family="text">
      <style:text-properties officeooo:rsid="00b48a0f" fo:background-color="#ffff00" loext:char-shading-value="0"/>
    </style:style>
    <style:style style:name="T62" style:family="text">
      <style:text-properties officeooo:rsid="00c5e765" fo:background-color="#ffff00" loext:char-shading-value="0"/>
    </style:style>
    <style:style style:name="T63" style:family="text">
      <style:text-properties officeooo:rsid="00c62947" fo:background-color="#ffff00" loext:char-shading-value="0"/>
    </style:style>
    <style:style style:name="T64" style:family="text">
      <style:text-properties officeooo:rsid="00d04dd9" fo:background-color="#ffff00" loext:char-shading-value="0"/>
    </style:style>
    <style:style style:name="T65" style:family="text">
      <style:text-properties officeooo:rsid="00d1e305" fo:background-color="#ffff00" loext:char-shading-value="0"/>
    </style:style>
    <style:style style:name="T66" style:family="text">
      <style:text-properties officeooo:rsid="0072a855" fo:background-color="#ffff00" loext:char-shading-value="0"/>
    </style:style>
    <style:style style:name="T67" style:family="text">
      <style:text-properties officeooo:rsid="00d79073" fo:background-color="#ffff00" loext:char-shading-value="0"/>
    </style:style>
    <style:style style:name="T68" style:family="text">
      <style:text-properties officeooo:rsid="00d92aff" fo:background-color="#ffff00" loext:char-shading-value="0"/>
    </style:style>
    <style:style style:name="T69" style:family="text">
      <style:text-properties officeooo:rsid="007c9e62" fo:background-color="#ffff00" loext:char-shading-value="0"/>
    </style:style>
    <style:style style:name="T70" style:family="text">
      <style:text-properties officeooo:rsid="00336191" fo:background-color="#ffff00" loext:char-shading-value="0"/>
    </style:style>
    <style:style style:name="T71" style:family="text">
      <style:text-properties officeooo:rsid="00de8a20" fo:background-color="#ffff00" loext:char-shading-value="0"/>
    </style:style>
    <style:style style:name="T72" style:family="text">
      <style:text-properties officeooo:rsid="00889d18" fo:background-color="#ffff00" loext:char-shading-value="0"/>
    </style:style>
    <style:style style:name="T73" style:family="text">
      <style:text-properties officeooo:rsid="003cb76f" fo:background-color="#ffff00" loext:char-shading-value="0"/>
    </style:style>
    <style:style style:name="T74" style:family="text">
      <style:text-properties officeooo:rsid="00df74e2" fo:background-color="#ffff00" loext:char-shading-value="0"/>
    </style:style>
    <style:style style:name="T75" style:family="text">
      <style:text-properties officeooo:rsid="00dffe55" fo:background-color="#ffff00" loext:char-shading-value="0"/>
    </style:style>
    <style:style style:name="T76" style:family="text">
      <style:text-properties officeooo:rsid="00e1b246" fo:background-color="#ffff00" loext:char-shading-value="0"/>
    </style:style>
    <style:style style:name="T77" style:family="text">
      <style:text-properties officeooo:rsid="00bf8d63" fo:background-color="#ffff00" loext:char-shading-value="0"/>
    </style:style>
    <style:style style:name="T78" style:family="text">
      <style:text-properties officeooo:rsid="00899944" fo:background-color="#ffff00" loext:char-shading-value="0"/>
    </style:style>
    <style:style style:name="T79" style:family="text">
      <style:text-properties officeooo:rsid="00b96beb" fo:background-color="#ffff00" loext:char-shading-value="0"/>
    </style:style>
    <style:style style:name="T80" style:family="text">
      <style:text-properties officeooo:rsid="007dc13f" fo:background-color="#ffff00" loext:char-shading-value="0"/>
    </style:style>
    <style:style style:name="T81" style:family="text">
      <style:text-properties officeooo:rsid="00e95796" fo:background-color="#ffff00" loext:char-shading-value="0"/>
    </style:style>
    <style:style style:name="T82" style:family="text">
      <style:text-properties officeooo:rsid="008f64fd" fo:background-color="#ffff00" loext:char-shading-value="0"/>
    </style:style>
    <style:style style:name="T83" style:family="text">
      <style:text-properties officeooo:rsid="00eac734" fo:background-color="#ffff00" loext:char-shading-value="0"/>
    </style:style>
    <style:style style:name="T84" style:family="text">
      <style:text-properties officeooo:rsid="00eba907" fo:background-color="#ffff00" loext:char-shading-value="0"/>
    </style:style>
    <style:style style:name="T85" style:family="text">
      <style:text-properties officeooo:rsid="007c3acf" fo:background-color="#ffff00" loext:char-shading-value="0"/>
    </style:style>
    <style:style style:name="T86" style:family="text">
      <style:text-properties officeooo:rsid="0091f604" fo:background-color="#ffff00" loext:char-shading-value="0"/>
    </style:style>
    <style:style style:name="T87" style:family="text">
      <style:text-properties officeooo:rsid="007a36fb" fo:background-color="#ffff00" loext:char-shading-value="0"/>
    </style:style>
    <style:style style:name="T88" style:family="text">
      <style:text-properties officeooo:rsid="00f26583" fo:background-color="#ffff00" loext:char-shading-value="0"/>
    </style:style>
    <style:style style:name="T89" style:family="text">
      <style:text-properties officeooo:rsid="00f3ebbb" fo:background-color="#ffff00" loext:char-shading-value="0"/>
    </style:style>
    <style:style style:name="T90" style:family="text">
      <style:text-properties officeooo:rsid="00f45ac0" fo:background-color="#ffff00" loext:char-shading-value="0"/>
    </style:style>
    <style:style style:name="T91" style:family="text">
      <style:text-properties officeooo:rsid="00f5424b" fo:background-color="#ffff00" loext:char-shading-value="0"/>
    </style:style>
    <style:style style:name="T92" style:family="text">
      <style:text-properties officeooo:rsid="00f89175" fo:background-color="#ffff00" loext:char-shading-value="0"/>
    </style:style>
    <style:style style:name="T93" style:family="text">
      <style:text-properties officeooo:rsid="00faed14" fo:background-color="#ffff00" loext:char-shading-value="0"/>
    </style:style>
    <style:style style:name="T94" style:family="text">
      <style:text-properties officeooo:rsid="00fb3300" fo:background-color="#ffff00" loext:char-shading-value="0"/>
    </style:style>
    <style:style style:name="T95" style:family="text">
      <style:text-properties officeooo:rsid="00fc2ef4" fo:background-color="#ffff00" loext:char-shading-value="0"/>
    </style:style>
    <style:style style:name="T96" style:family="text">
      <style:text-properties officeooo:rsid="0100c755" fo:background-color="#ffff00" loext:char-shading-value="0"/>
    </style:style>
    <style:style style:name="T97" style:family="text">
      <style:text-properties officeooo:rsid="01011198" fo:background-color="#ffff00" loext:char-shading-value="0"/>
    </style:style>
    <style:style style:name="T98" style:family="text">
      <style:text-properties officeooo:rsid="0108a269" fo:background-color="#ffff00" loext:char-shading-value="0"/>
    </style:style>
    <style:style style:name="T99" style:family="text">
      <style:text-properties officeooo:rsid="010a952c" fo:background-color="#ffff00" loext:char-shading-value="0"/>
    </style:style>
    <style:style style:name="T100" style:family="text">
      <style:text-properties officeooo:rsid="010cdd15" fo:background-color="#ffff00" loext:char-shading-value="0"/>
    </style:style>
    <style:style style:name="T101" style:family="text">
      <style:text-properties officeooo:rsid="010d7012" fo:background-color="#ffff00" loext:char-shading-value="0"/>
    </style:style>
    <style:style style:name="T102" style:family="text">
      <style:text-properties officeooo:rsid="010f5bfc" fo:background-color="#ffff00" loext:char-shading-value="0"/>
    </style:style>
    <style:style style:name="T103" style:family="text">
      <style:text-properties officeooo:rsid="01144055" fo:background-color="#ffff00" loext:char-shading-value="0"/>
    </style:style>
    <style:style style:name="T104" style:family="text">
      <style:text-properties officeooo:rsid="01174a37" fo:background-color="#ffff00" loext:char-shading-value="0"/>
    </style:style>
    <style:style style:name="T105" style:family="text">
      <style:text-properties officeooo:rsid="0117947a" fo:background-color="#ffff00" loext:char-shading-value="0"/>
    </style:style>
    <style:style style:name="T106" style:family="text">
      <style:text-properties officeooo:rsid="00cbf553"/>
    </style:style>
    <style:style style:name="T107" style:family="text">
      <style:text-properties officeooo:rsid="00ccf3f4"/>
    </style:style>
    <style:style style:name="T108" style:family="text">
      <style:text-properties officeooo:rsid="00cea24c"/>
    </style:style>
    <style:style style:name="T109" style:family="text">
      <style:text-properties officeooo:rsid="00d04dd9"/>
    </style:style>
    <style:style style:name="T110" style:family="text">
      <style:text-properties officeooo:rsid="00f99437"/>
    </style:style>
    <style:style style:name="T111" style:family="text">
      <style:text-properties officeooo:rsid="00fc7b38"/>
    </style:style>
    <style:style style:name="T112" style:family="text">
      <style:text-properties officeooo:rsid="00fd8b1f"/>
    </style:style>
    <style:style style:name="T113" style:family="text">
      <style:text-properties officeooo:rsid="00fda8a9"/>
    </style:style>
    <style:style style:name="T114" style:family="text">
      <style:text-properties officeooo:rsid="00fe3c3c"/>
    </style:style>
    <style:style style:name="T115" style:family="text">
      <style:text-properties officeooo:rsid="01025228"/>
    </style:style>
    <style:style style:name="T116" style:family="text">
      <style:text-properties officeooo:rsid="0103d637"/>
    </style:style>
    <style:style style:name="T117" style:family="text">
      <style:text-properties officeooo:rsid="0105d1ec"/>
    </style:style>
    <style:style style:name="T118" style:family="text">
      <style:text-properties officeooo:rsid="01072f86"/>
    </style:style>
    <style:style style:name="T119" style:family="text">
      <style:text-properties officeooo:rsid="0110d807"/>
    </style:style>
    <style:style style:name="T120" style:family="text">
      <style:text-properties officeooo:rsid="0112b9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T</text:span>ravail à <text:span text:style-name="T56">finaliser</text:span></text:p>
      <text:p text:style-name="Text_20_body"><text:bookmark-start text:name="__RefHeading__2579_355330499"/><text:tab/>Ce document tente de recenser tout le travail à effectuer en amont de la signature de vente du terrain, pour commencer le chantier au plus tôt et anticiper les commandes de matériaux.<text:bookmark-end text:name="__RefHeading__2579_355330499"/></text:p>
      <text:h text:style-name="P35" text:outline-level="1"><text:bookmark-start text:name="__RefHeading__3394_161893631"/><text:span text:style-name="T2"><text:tab/></text:span><text:span text:style-name="T22">Méthodologie de mise en œuvre.</text:span><text:bookmark-end text:name="__RefHeading__3394_161893631"/></text:h>
      <text:h text:style-name="P30"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3394_161893631" text:style-name="Index_20_Link" text:visited-style-name="Index_20_Link"><text:s/>Méthodologie de mise en œuvre.<text:tab/>1</text:a></text:p>
          <text:p text:style-name="P28"><text:a xlink:type="simple" xlink:href="#__RefHeading__2587_355330499" text:style-name="Index_20_Link" text:visited-style-name="Index_20_Link">Bilan du travail fait et à faire<text:tab/>2</text:a></text:p>
          <text:p text:style-name="P29"><text:a xlink:type="simple" xlink:href="#__RefHeading__3396_161893631" text:style-name="Index_20_Link" text:visited-style-name="Index_20_Link">Fondation, VRD et terrassement<text:tab/>2</text:a></text:p>
          <text:p text:style-name="P29"><text:a xlink:type="simple" xlink:href="#__RefHeading__3398_161893631" text:style-name="Index_20_Link" text:visited-style-name="Index_20_Link">Bois et panneaux<text:tab/>3</text:a></text:p>
          <text:p text:style-name="P29"><text:a xlink:type="simple" xlink:href="#__RefHeading__3400_161893631" text:style-name="Index_20_Link" text:visited-style-name="Index_20_Link">Paille, sangles, broches et aiguilles<text:tab/>3</text:a></text:p>
          <text:p text:style-name="P29"><text:a xlink:type="simple" xlink:href="#__RefHeading__3402_161893631" text:style-name="Index_20_Link" text:visited-style-name="Index_20_Link">Plans de synthèse<text:tab/>4</text:a></text:p>
          <text:p text:style-name="P29"><text:a xlink:type="simple" xlink:href="#__RefHeading__3412_161893631" text:style-name="Index_20_Link" text:visited-style-name="Index_20_Link">Planning<text:tab/>4</text:a></text:p>
          <text:p text:style-name="P28"><text:a xlink:type="simple" xlink:href="#__RefHeading__2589_355330499" text:style-name="Index_20_Link" text:visited-style-name="Index_20_Link">Définir la liste des besoins pour demande de devis et commandes<text:tab/>5</text:a></text:p>
          <text:p text:style-name="P28"><text:a xlink:type="simple" xlink:href="#__RefHeading__2591_355330499" text:style-name="Index_20_Link" text:visited-style-name="Index_20_Link">06 mai 2015 : Signature de l'acte de vente<text:tab/>5</text:a></text:p>
          <text:p text:style-name="P28"><text:a xlink:type="simple" xlink:href="#__RefHeading__2593_355330499" text:style-name="Index_20_Link" text:visited-style-name="Index_20_Link">Lisse Basse Barabara Jones<text:tab/>7</text:a></text:p>
          <text:p text:style-name="P28"><text:a xlink:type="simple" xlink:href="#__RefHeading__2595_355330499" text:style-name="Index_20_Link" text:visited-style-name="Index_20_Link">Lisse haute : Passage des précadres<text:tab/>8</text:a></text:p>
          <text:p text:style-name="P28"><text:a xlink:type="simple" xlink:href="#__RefHeading__2597_355330499" text:style-name="Index_20_Link" text:visited-style-name="Index_20_Link">Lisse haute : gestion de l'angle et angles de précompression<text:tab/>9</text:a></text:p>
          <text:p text:style-name="P28"><text:a xlink:type="simple" xlink:href="#__RefHeading__2599_355330499" text:style-name="Index_20_Link" text:visited-style-name="Index_20_Link">Butées d'aiguilles avant précompression<text:tab/>10</text:a></text:p>
          <text:p text:style-name="P28"><text:a xlink:type="simple" xlink:href="#__RefHeading__2601_355330499" text:style-name="Index_20_Link" text:visited-style-name="Index_20_Link">Précompression Barbara Jones<text:tab/>11</text:a></text:p>
        </text:index-body>
      </text:table-of-content>
      <text:h text:style-name="P30" text:outline-level="1"/>
      <text:p text:style-name="Text_20_body"/>
      <text:h text:style-name="P41" text:outline-level="1"><text:bookmark-start text:name="__RefHeading__2587_355330499"/>Bilan du travail fait et à faire<text:bookmark-end text:name="__RefHeading__2587_355330499"/></text:h>
      <text:p text:style-name="Standard"/>
      <text:p text:style-name="Text_20_body"><text:tab/>Plans <text:span text:style-name="T4">à terminer pour effectuer les métrés et quantifier les matériaux, lancer les devis puis les commandes </text:span>(maison, musique, sas et carport)</text:p>
      <text:p text:style-name="P8"/>
      <text:h text:style-name="Heading_20_2" text:outline-level="2"><text:bookmark-start text:name="__RefHeading__3396_161893631"/>Fondation, <text:span text:style-name="T46">VRD</text:span> <text:span text:style-name="T15">et terrassement</text:span><text:bookmark-end text:name="__RefHeading__3396_161893631"/></text:h>
      <text:list xml:id="list4072400229129354586" text:style-name="L4">
        <text:list-header>
          <text:p text:style-name="P31"/>
        </text:list-header>
      </text:list>
      <text:p text:style-name="Text_20_body">→<text:span text:style-name="T16"> Démarcher Erdf pour la mise en place du compteur de chantier électrique </text:span><text:span text:style-name="T57">(relancé lundi par </text:span><text:span text:style-name="T58">ORL</text:span><text:span text:style-name="T57">) →</text:span><text:span text:style-name="T59"> mail envoyé pour prise de RDV</text:span></text:p>
      <text:p text:style-name="Text_20_body">→<text:span text:style-name="T53"> Connaissance exact du fil d'eau dans la rue (pour déterminer les profondeurs d'évacuation) ; </text:span><text:span text:style-name="T61">Déjà fait mais pas de confirm</text:span><text:span text:style-name="T62">é par </text:span><text:span text:style-name="T61">veolia. </text:span><text:span text:style-name="T63">Est-ce que véolia pose le tabouret ? A relancer. </text:span><text:span text:style-name="T92">ORL</text:span></text:p>
      <text:p text:style-name="P22"><text:span text:style-name="T92">N</text:span><text:span text:style-name="T60">OTE : il faut déposer une demande de modification de permis (ou au moins prévenir la mairie) pour le changement d'implantation sur le terrain </text:span><text:span text:style-name="T93">(et les surfaces)</text:span><text:span text:style-name="T60">. →</text:span><text:span text:style-name="T103"> prise de contact avec Mme Geslin (Com com)</text:span></text:p>
      <text:p text:style-name="P22"><text:span text:style-name="T94"><text:tab/>→</text:span><text:span text:style-name="T95"> Demande de RDV sur le terrain pour préciser les besoins exacts.</text:span></text:p>
      <text:p text:style-name="Text_20_body"/>
      <text:p text:style-name="Text_20_body">Plan d'implantation :</text:p>
      <text:p text:style-name="Text_20_body">→<text:span text:style-name="T51"> Définir le lieu de stockage de la terre végétale (</text:span><text:span text:style-name="T24">échange AMAP ? </text:span><text:span text:style-name="T25">Stockage définitif ou temporaire ?</text:span><text:span text:style-name="T51">), de stockage matériaux</text:span></text:p>
      <text:p text:style-name="P13">Test sédimentation de la terre ORL</text:p>
      <text:p text:style-name="P13"><text:tab/>→<text:span text:style-name="T112"> Très sableux au départ, + d'argile à partir de 50cm, vers 80 – 90 cm, on arrive à 5cm d'argile pour 3 cm de sable (pas de limon a priori), après 80 – 90 cm, il commence à y avoir du caillou.</text:span></text:p>
      <text:p text:style-name="P14">Anticipation de buttes pour stockage définitif ?</text:p>
      <text:p text:style-name="P14"><text:tab/>→<text:span text:style-name="T112"> Non</text:span></text:p>
      <text:p text:style-name="P15"><text:soft-page-break/>Sto<text:span text:style-name="T110">c</text:span>kage terre végétale = abri lumière et conservation humidité</text:p>
      <text:p text:style-name="P16">tunnels de serre Damien &amp; Is<text:span text:style-name="T106">a</text:span>b<text:span text:style-name="T106">e</text:span>lle → ORL / <text:span text:style-name="T107">Chapiteaux Fab / Astrabale / Cirkum Cirko</text:span></text:p>
      <text:p text:style-name="P16"><text:tab/>→<text:span text:style-name="T113"> tunnels de serres : non</text:span></text:p>
      <text:p text:style-name="P16"><text:tab/>→<text:span text:style-name="T113"> Chapiteau Cirkum Cirko : demandé, en attente avant de passer aux autres → pas gagné, et globalement, chapiteau pas bonne idée, car trop compliqué à entretenir et maintenir pendant l'été.</text:span></text:p>
      <text:p text:style-name="P16"><text:tab/>→<text:span text:style-name="T111"> L'essentiel de la terre sera enlevé le jour même vers l'AMAP (Camions 6x4 ou semi-remorques si possible).</text:span></text:p>
      <text:p text:style-name="P16"><text:tab/>→<text:span text:style-name="T111"> Lieu stockage terre proposé au sud de la maison</text:span></text:p>
      <text:p text:style-name="P16"/>
      <text:p text:style-name="Text_20_body">→ Finaliser le plan de fondation avec les alignements et les bornes du géomètre →<text:span text:style-name="T108"> en cours</text:span></text:p>
      <text:p text:style-name="P12"><text:tab/>→<text:span text:style-name="T114"> Plans du géomètre reçus et intégrés au dxf</text:span></text:p>
      <text:p text:style-name="P12"><text:tab/>→<text:span text:style-name="T114"> côtes de triangulation ajoutées</text:span></text:p>
      <text:p text:style-name="P12"><text:tab/>→<text:span text:style-name="T114"> à faire valider, au moins sur le principe, par la mairie avant.</text:span></text:p>
      <text:p text:style-name="P12"><text:tab/><text:tab/>→<text:span text:style-name="T119"> la Com Com a validé sur le principe (uniquement)</text:span></text:p>
      <text:p text:style-name="P23">→ Positionner le chemin d'accès et la tranchée technique →<text:span text:style-name="T109"> </text:span><text:span text:style-name="T64">finir les niveaux ORL →</text:span><text:span text:style-name="T96"> niveaux faits, ajoutés dans le dxf</text:span></text:p>
      <text:p text:style-name="P23"><text:span text:style-name="T96"><text:tab/>→</text:span><text:span text:style-name="T97"> en attente de Dominique pour dessin du chemin, tranchée technique en attente des infos d'ERDF et Véolia</text:span></text:p>
      <text:p text:style-name="P23"><text:span text:style-name="T97"><text:tab/><text:tab/>→</text:span><text:span text:style-name="T104"> chemin dessiné dans le plan, OK</text:span></text:p>
      <text:p text:style-name="P23"><text:span text:style-name="T64"><text:tab/>→</text:span><text:span text:style-name="T96"> </text:span><text:span text:style-name="T65">dans tranchée technique (plan) → rouge pour élec, bleu pour eau, jaune pour gaz, et vert pour télécom</text:span></text:p>
      <text:p text:style-name="P23"><text:span text:style-name="T65"><text:tab/><text:tab/>→</text:span><text:span text:style-name="T105"> tranchée technique dans le fichier – à vérifier</text:span></text:p>
      <text:p text:style-name="Text_20_body">→ Positionner les places d<text:span text:style-name="T115">es</text:span> tableau<text:span text:style-name="T115">x</text:span> électrique<text:span text:style-name="T115">s</text:span></text:p>
      <text:p text:style-name="P12"><text:tab/>→<text:span text:style-name="T116"> Fait dans le dxf</text:span></text:p>
      <text:p text:style-name="Text_20_body">→<text:span text:style-name="T52"> Positionner l</text:span>es nourrisses d'eau froides et chaudes, et <text:span text:style-name="T52">le</text:span> système de <text:soft-page-break/>récupération des eaux de pluie (définir la ou les toitures de récupération, et le niveau de valorisation de l'eau récupérée).</text:p>
      <text:p text:style-name="P17">Réfléchir fosse récupération eau de pluie enterrée ou non ? Fosse voiture ? → ORL</text:p>
      <text:p text:style-name="P17"><text:tab/>→<text:span text:style-name="T117"> citerne placée sommairement sur le dxf</text:span></text:p>
      <text:p text:style-name="P17"><text:tab/>→<text:span text:style-name="T117"> attente réflexions Jean-Yves dimensions fosse voiture</text:span></text:p>
      <text:p text:style-name="P17"><text:tab/><text:tab/>→<text:span text:style-name="T120"> 80cm large</text:span></text:p>
      <text:p text:style-name="Text_20_body">→ <text:span text:style-name="T7">D</text:span>éfinir les plans d'évacuation<text:span text:style-name="T8">s des</text:span> EU <text:span text:style-name="T14">∅ 100 </text:span><text:span text:style-name="T13">sous la dalle</text:span></text:p>
      <text:p text:style-name="Text_20_body">→<text:span text:style-name="T15"> Définir le réseau d'alimentation en chaude et froide</text:span></text:p>
      <text:p text:style-name="Text_20_body">→ Positionner la<text:span text:style-name="T17">(</text:span>les<text:span text:style-name="T17">)</text:span> cuve<text:span text:style-name="T17">(</text:span>s<text:span text:style-name="T18">)</text:span> de récupération d'eau <text:span text:style-name="T17">et les circuits</text:span></text:p>
      <text:p text:style-name="P12"><text:tab/>→<text:span text:style-name="T118"> cf. au-dessus</text:span></text:p>
      <text:p text:style-name="Text_20_body">→<text:span text:style-name="T38"> tank plastique pour recup'</text:span></text:p>
      <text:p text:style-name="P12"><text:tab/>→<text:span text:style-name="T118"> Non</text:span></text:p>
      <text:p text:style-name="Text_20_body"/>
      <text:p text:style-name="Text_20_body">→<text:span text:style-name="T19"> Positionner le poêle pour définir le circuit d'alimentation directe de l'air (il existe un système d'alimentation d'air par le conduit de fumée. </text:span><text:span text:style-name="T21">Poêle à granulés ? →</text:span><text:span text:style-name="T26"> </text:span><text:span text:style-name="T28">ORL demande Sam →</text:span><text:span text:style-name="T30"> fait, en attente</text:span><text:span text:style-name="T19">)</text:span></text:p>
      <text:p text:style-name="P11">cale</text:p>
      <text:p text:style-name="Text_20_body">→<text:span text:style-name="T31"> Lister et quantifier les matériaux → </text:span><text:span text:style-name="T66">Finaliser prix Granulat de verre expansé CHRIS</text:span></text:p>
      <text:h text:style-name="Heading_20_2" text:outline-level="2"><text:bookmark-start text:name="__RefHeading__3398_161893631"/>Bois et panneaux<text:bookmark-end text:name="__RefHeading__3398_161893631"/></text:h>
      <text:list xml:id="list5259195530570776692" text:style-name="L5">
        <text:list-header>
          <text:p text:style-name="P32"/>
        </text:list-header>
      </text:list>
      <text:p text:style-name="Text_20_body">→ <text:span text:style-name="T36">Effectuer les vues en plan et plans de détails des l</text:span>isses hautes et basses, en tenant compte des quinconces des madriers et OSB. <text:span text:style-name="T60">→</text:span><text:span text:style-name="T67"> reste les madriers en attente de la longueur </text:span><text:span text:style-name="T71">+ trouver bois de classe 4 </text:span><text:span text:style-name="T67">→ ORL<text:tab/>→</text:span><text:span text:style-name="T98"> Je fais avec 13m20 pour la lisse haute ?</text:span></text:p>
      <text:p text:style-name="P10">→ Définir la place des entretoises suivant le passage des sangles définitives, ainsi que les broches et aiguilles dans les lisses. <text:span text:style-name="T60">→</text:span><text:span text:style-name="T68"> </text:span><text:soft-page-break/><text:span text:style-name="T68">entretoises lisse haute des coins à mettre aux bords + virer les intermédiaires de trop → ORL</text:span></text:p>
      <text:p text:style-name="Text_20_body">→ <text:span text:style-name="T34">Définir le positionnement des menuiseries dans les précadres, et l'environnement technique (jambages, joints, étanchéités, …) </text:span><text:span text:style-name="T69">→ réfléchir au « sol » des menuiseries → ORL</text:span></text:p>
      <text:p text:style-name="Text_20_body"><text:span text:style-name="T69"><text:tab/>→</text:span><text:span text:style-name="T99"> On poursuit le revêtement de la pièce dans laquelle donne la menuiserie (carrelage et/ou ardoises, sauf chambre nord Est : parquet)</text:span></text:p>
      <text:p text:style-name="P18"/>
      <text:p text:style-name="P24"><text:span text:style-name="T99">L</text:span><text:span text:style-name="T60">A</text:span></text:p>
      <text:p text:style-name="P25">→ Charpentes <text:span text:style-name="T3">(</text:span><text:span text:style-name="T23">fermettes</text:span><text:span text:style-name="T3"> ou poutres en I en AC ?) de la maison et <text:s/>de la salle de musique → </text:span><text:span text:style-name="T70">bois non traité ? CHRIS</text:span></text:p>
      <text:p text:style-name="P25"><text:span text:style-name="T70"><text:tab/>→</text:span><text:span text:style-name="T100"> en attente de réponse de CHRIS &amp; MATHIEU sur ce que raconte exactement le devis</text:span></text:p>
      <text:p text:style-name="P25">→<text:span text:style-name="T39"> Charpente et structure du carport → en cours </text:span><text:span text:style-name="T72">CHRIS &amp; MATHIEU</text:span></text:p>
      <text:p text:style-name="P26">→ Ossature bois façade sud, <text:span text:style-name="T5">SAS et caisson : plans de raccords MOB + PP et plans généraux des modules → </text:span><text:span text:style-name="T73">en cours CHRIS &amp; MATHIEU , </text:span><text:span text:style-name="T74">choix orientation bardage(s) sud PRISC &amp; ORL, </text:span></text:p>
      <text:p text:style-name="P26"><draw:line text:anchor-type="paragraph" draw:z-index="13" draw:style-name="gr1" draw:text-style-name="P45" svg:x1="6.288cm" svg:y1="3.681cm" svg:x2="6.316cm" svg:y2="5.799cm"><text:p/></draw:line><draw:frame text:anchor-type="paragraph" draw:z-index="16" draw:style-name="gr2" draw:text-style-name="P46" svg:width="6.072cm" svg:height="0.99cm" svg:x="6.316cm" svg:y="3.681cm"><draw:text-box><text:p>Bardage partie haute</text:p></draw:text-box></draw:frame><text:span text:style-name="T74"><text:tab/>→</text:span><text:span text:style-name="T101"> à confirmer, mais on partirait pour un bardage sud intégralement vertical, MAIS avec la zone supérieure qui serait en surplomb de la zone inférieure, pour venir couvrir les coffres de volets roulants, qui seraient positionnés à l'extérieur de la façade sud. On attend un dessin joli pour confirmer et vous expliquer mieux cette affaire, mais en gros :</text:span></text:p>
      <text:p text:style-name="P19"/>
      <text:p text:style-name="P19"><draw:line text:anchor-type="paragraph" draw:z-index="14" draw:style-name="gr1" draw:text-style-name="P45" svg:x1="6.316cm" svg:y1="0.478cm" svg:x2="7.595cm" svg:y2="0.478cm"><text:p/></draw:line><draw:line text:anchor-type="paragraph" draw:z-index="15" draw:style-name="gr1" draw:text-style-name="P45" svg:x1="7.595cm" svg:y1="0.478cm" svg:x2="7.595cm" svg:y2="1.926cm"><text:p/></draw:line><draw:frame text:anchor-type="paragraph" draw:z-index="17" draw:style-name="gr3" draw:text-style-name="P46" svg:width="5.181cm" svg:height="1.087cm" svg:x="6.316cm" svg:y="-0.166cm"><draw:text-box><text:p>Coffre volet roulant</text:p></draw:text-box></draw:frame></text:p>
      <text:p text:style-name="P19"><draw:frame text:anchor-type="paragraph" draw:z-index="18" draw:style-name="gr4" draw:text-style-name="P46" svg:width="5.042cm" svg:height="1.338cm" svg:x="7.595cm" svg:y="-0.016cm"><draw:text-box><text:p>Bardage partie basse</text:p></draw:text-box></draw:frame></text:p>
      <text:p text:style-name="P27"><text:span text:style-name="T74">V</text:span><text:span text:style-name="T60">UE EN COUPE – SUD<text:tab/><text:tab/><text:tab/><text:tab/><text:tab/><text:tab/><text:tab/>NORD</text:span></text:p>
      <text:p text:style-name="P19"/>
      <text:p text:style-name="P26"><text:soft-page-break/><text:span text:style-name="T75">attention diffférence épaisseur madrier lisse basse vs <text:s/>madriers lisse haute → désépaissir madrier intérieur lisse haute de 15mm → ORL, </text:span><text:span text:style-name="T76">question sur la continuité de la lisse basse (zones paille porteuse ET zone MOB), ce qui peut être préassemblé et la rapidité de montage <text:s/>quand les murs en paille seront montés.</text:span></text:p>
      <text:p text:style-name="P20">→ Angles de précompression (assemblage démonté après la pose de la lisse haute)<text:span text:style-name="T55">→ </text:span><text:span text:style-name="T77">solivage zone stockage carport ? Terrasse ? Sommier de débord sud ?</text:span></text:p>
      <text:p text:style-name="Text_20_body">→ <text:span text:style-name="T40">Ossature des c</text:span>loisons de distribution <text:span text:style-name="T40">et faux plafonds </text:span><text:span text:style-name="T78">→ ORL fait plan de détail des faux plafonds</text:span></text:p>
      <text:p text:style-name="Text_20_body">→<text:span text:style-name="T54"> Calepinage des lisses avec assemblages en quinconce </text:span><text:span text:style-name="T79">→ cf. au-dessus</text:span></text:p>
      <text:p text:style-name="Text_20_body">→<text:span text:style-name="T55"> Prévoir le bois supplémentaire pour le maintien de l'aplomb du précadre et des angles de compression (à anticiper pour récupération : terrasse, carport, caisson du SAS, …) → </text:span><text:span text:style-name="T77">solivage zone stockage carport ? Terrasse ? Sommier de débord sud ?</text:span></text:p>
      <text:p text:style-name="P4">→<text:span text:style-name="T35"> Quincaillerie </text:span><text:span text:style-name="T80">→ préparer commande, </text:span><text:span text:style-name="T81">ORL et CHRIS sur une matinée, puis ORL finalise, puis CHRIS valide</text:span></text:p>
      <text:p text:style-name="P4"><text:span text:style-name="T81"><text:tab/>→</text:span><text:span text:style-name="T102"> voir dans mail quand on se cale ça</text:span></text:p>
      <text:p text:style-name="Standard"/>
      <text:h text:style-name="Heading_20_2" text:outline-level="2"><text:bookmark-start text:name="__RefHeading__3400_161893631"/>Paille, <text:span text:style-name="T37">sangles, broches et aiguilles</text:span><text:bookmark-end text:name="__RefHeading__3400_161893631"/></text:h>
      <text:list xml:id="list3000708556169465017" text:style-name="L6">
        <text:list-header>
          <text:p text:style-name="P36"/>
        </text:list-header>
      </text:list>
      <text:p text:style-name="P21">→ <text:span text:style-name="T43">Localiser le fournisseur le plus proche du chantier, et respectant le cahier des charges de la technique constructive choisie (paille porteuse). </text:span><text:span text:style-name="T20">Isopaille ou Massey ? </text:span><text:span text:style-name="T27">→</text:span><text:span text:style-name="T29"> CHRIS</text:span></text:p>
      <text:p text:style-name="Text_20_body">→<text:span text:style-name="T41"> Organiser le système de précompression (barre métallique + sangles de fret + bouchons en liège + sangles définitives) </text:span><text:span text:style-name="T82">→ sangles de fret OK ORL </text:span><text:span text:style-name="T83">+ barres métalliques pleines de 2cm de diamètre </text:span><text:span text:style-name="T84">+ se renseigner sur niveau laser ou éq. sur la fac</text:span><text:span text:style-name="T83"> </text:span></text:p>
      <text:p text:style-name="Text_20_body">→<text:span text:style-name="T32"> </text:span>Réaliser les vues en plan <text:span text:style-name="T33">et façades,</text:span> des rangs pairs et impairs, <text:soft-page-break/><text:span text:style-name="T33">avec</text:span> la disposition des bottes dont la mise en œuvre doit respecter la pose en quinconce, <text:span text:style-name="T33">et le positionnement des précadres et des menuiseries. </text:span><text:span text:style-name="T85">→ en cours ORL</text:span></text:p>
      <text:p text:style-name="Text_20_body">→<text:span text:style-name="T42"> Placer les zones de contrôle des hauteurs de murs sur un plan, et planéité de la lisse haute. </text:span><text:span text:style-name="T86">→ à positionner sur les angles, au milieu, sur les trumeaux, deux points au moins sur la longueur de 18m →</text:span><text:span text:style-name="T102"> </text:span><text:span text:style-name="T86">ORL</text:span></text:p>
      <text:p text:style-name="Text_20_body">Mesurer les hauteurs des points de contrôle repérés sur plans à différentes étapes de la construction et les noter sur un tableur.</text:p>
      <text:p text:style-name="P1">→<text:span text:style-name="T32"> Quantifier et prévoir l'approvisionnement en bambous pour les broches et aiguilles et agraphes. </text:span><text:span text:style-name="T87">→ ORL fait le décompte – agraphe à chaque angle, et à chaque rang, à partir du deuxième rang. - </text:span><text:span text:style-name="T88">recherche bambou, noisetier ou châtaignier </text:span><text:span text:style-name="T89">diamètre 3cm, longueur 1m20</text:span></text:p>
      <text:p text:style-name="P1"/>
      <text:h text:style-name="Heading_20_2" text:outline-level="2"><text:bookmark-start text:name="__RefHeading__3402_161893631"/>Plans de synthèse<text:bookmark-end text:name="__RefHeading__3402_161893631"/></text:h>
      <text:p text:style-name="P1"/>
      <text:list xml:id="list2402846018065135606" text:style-name="WWNum1">
        <text:list-item>
          <text:p text:style-name="P37">Réaliser un « plan de synthèse bas de mur » qui positionne les lisses basses, les entretoises entre les lisses proches des sangles, les pré-cadres des ouvertures, le passage des sangles ainsi que le premier rang de bottes de paille <text:s/>suivant le calepinage des plans de façades <text:s/>pour juger que tout se croise parfaitement.<text:span text:style-name="T60"> →</text:span><text:span text:style-name="T90"> ORL</text:span></text:p>
        </text:list-item>
        <text:list-item>
          <text:p text:style-name="P37">Réaliser un « plan de synthèse haut de mur » avec les lisses hautes ( appelées aussi ceinture haute ou ceinture d'étage), les entretoises entre lisses, les passages des pré-cadres des ouvertures et des sangles, le positionnement des aiguilles supérieures ( en noisetier, châtaignier, bambou, autres, d'une longueur de 1,20 à 1,30 ml) <text:span text:style-name="T60">→ </text:span><text:span text:style-name="T90">ORL</text:span></text:p>
        </text:list-item>
      </text:list>
      <text:h text:style-name="P44" text:outline-level="2"><text:bookmark-start text:name="__RefHeading__3412_161893631"/>Planning<text:bookmark-end text:name="__RefHeading__3412_161893631"/></text:h>
      <text:p text:style-name="P9">Lister les mises en œuvre, </text:p>
      <text:h text:style-name="Heading_20_1" text:outline-level="1"><text:bookmark-start text:name="__RefHeading__2589_355330499"/><text:soft-page-break/><text:span text:style-name="T44">Définir la liste des besoins </text:span>pour demande de devis et commande<text:span text:style-name="T44">s</text:span><text:bookmark-end text:name="__RefHeading__2589_355330499"/></text:h>
      <text:p text:style-name="Standard"/>
      <text:list xml:id="list858028669514787549" text:style-name="L7">
        <text:list-item>
          <text:p text:style-name="P33">Métrés <text:span text:style-name="T6">par rapport aux plans</text:span></text:p>
        </text:list-item>
      </text:list>
      <text:p text:style-name="Standard"/>
      <text:list xml:id="list171016719287774" text:continue-numbering="true" text:style-name="L7">
        <text:list-item>
          <text:p text:style-name="P33">Devis et Commande</text:p>
        </text:list-item>
      </text:list>
      <text:p text:style-name="P5">→<text:span text:style-name="T6"> </text:span>Débit de bois <text:span text:style-name="T12">et panneaux</text:span></text:p>
      <text:p text:style-name="P6">→<text:span text:style-name="T6"> </text:span>Quincaillerie</text:p>
      <text:p text:style-name="P6">→<text:span text:style-name="T6"> </text:span>Matériaux pour fondation, <text:span text:style-name="T45">VRD et terrassement</text:span></text:p>
      <text:p text:style-name="P6">→ <text:span text:style-name="T45">Lot paille</text:span></text:p>
      <text:p text:style-name="P5"/>
      <text:list xml:id="list3549453271621931199" text:style-name="L8">
        <text:list-item>
          <text:p text:style-name="P34">Point sur l<text:span text:style-name="T46">'outillage</text:span> disponible, à acheter, à louer, à <text:span text:style-name="T47">emprunter</text:span></text:p>
        </text:list-item>
      </text:list>
      <text:p text:style-name="Standard"/>
      <text:p text:style-name="Standard">Suite jusqu'à prochaine échéance</text:p>
      <text:p text:style-name="Standard">- Plans <text:span text:style-name="T47">distribution de réseaux : </text:span>plomberie et électricité</text:p>
      <text:p text:style-name="Standard">- Toiture végétalisée : EPDM et matériaux de drainage... Choix <text:span text:style-name="T48">des matériaux et des fournisseurs</text:span> à définir <text:span text:style-name="T60">→</text:span><text:span text:style-name="T91"> demande à Pierre-O pour fournisseur grossiste EPDM présoudé ORL</text:span></text:p>
      <text:p text:style-name="Standard">- Prévoir la réception des matériaux (espace de stockage, palettes, <text:span text:style-name="T49">protections divers</text:span>)</text:p>
      <text:p text:style-name="P2"/>
      <text:h text:style-name="Heading_20_1" text:outline-level="1"><text:bookmark-start text:name="__RefHeading__2591_355330499"/>06 mai 2015 : Signature de l'acte de vente<text:bookmark-end text:name="__RefHeading__2591_355330499"/></text:h>
      <text:p text:style-name="P3"/>
      <text:p text:style-name="P7">Illustrations</text:p>
      <text:p text:style-name="Text_20_body"/>
      <text:h text:style-name="P42" text:outline-level="1"><text:bookmark-start text:name="__RefHeading__2593_355330499"/>Lisse Basse Barabara Jones<text:bookmark-end text:name="__RefHeading__2593_355330499"/></text:h>
      <text:h text:style-name="P38" text:outline-level="1"/>
      <text:h text:style-name="P40" text:outline-level="1"><text:bookmark-start text:name="__RefHeading__2595_355330499"/><text:span text:style-name="T11">Lisse haute : </text:span>Passage des précadres<text:bookmark-end text:name="__RefHeading__2595_355330499"/></text:h>
      <text:p text:style-name="Text_20_body"><draw:frame draw:style-name="fr1" draw:name="Image4" text:anchor-type="paragraph" svg:x="-0.762cm" svg:y="0.353cm" svg:width="10.583cm" svg:height="7.938cm" draw:z-index="10"><draw:image xlink:href="Pictures/100000000000032000000258C38B1D4B.jpg" xlink:type="simple" xlink:show="embed" xlink:actuate="onLoad"/></draw:frame><draw:frame draw:style-name="fr1" draw:name="Image13" text:anchor-type="paragraph" svg:x="10.225cm" svg:y="0.353cm" svg:width="8.606cm" svg:height="11.474cm" draw:z-index="11"><draw:image xlink:href="Pictures/100000000000025800000320785EFDDB.jpg" xlink:type="simple" xlink:show="embed" xlink:actuate="onLoad"/></draw:frame></text:p>
      <text:h text:style-name="P43" text:outline-level="1"><text:bookmark-start text:name="__RefHeading__2597_355330499"/>Lisse haute : <text:span text:style-name="T11">gestion de l'</text:span>angle <text:span text:style-name="T9">et</text:span> angles de précompression<text:bookmark-end text:name="__RefHeading__2597_355330499"/></text:h>
      <text:p text:style-name="Text_20_body"><draw:frame draw:style-name="fr1" draw:name="Image1" text:anchor-type="paragraph" svg:x="-1.011cm" svg:y="0.462cm" svg:width="10.467cm" svg:height="7.851cm" draw:z-index="0"><draw:image xlink:href="Pictures/1000000000000320000002587B62BD8C.jpg" xlink:type="simple" xlink:show="embed" xlink:actuate="onLoad"/></draw:frame><draw:frame draw:style-name="fr1" draw:name="Image2" text:anchor-type="paragraph" svg:x="10.079cm" svg:y="0.462cm" svg:width="7.676cm" svg:height="10.236cm" draw:z-index="1"><draw:image xlink:href="Pictures/10000000000002580000032043CE5E12.png" xlink:type="simple" xlink:show="embed" xlink:actuate="onLoad"/></draw:frame></text:p>
      <text:p text:style-name="Text_20_body"><draw:frame draw:style-name="fr1" draw:name="Image10" text:anchor-type="paragraph" svg:x="-1.108cm" svg:y="8.082cm" svg:width="10.836cm" svg:height="8.126cm" draw:z-index="9"><draw:image xlink:href="Pictures/10000000000003200000025825DD47C3.jpg" xlink:type="simple" xlink:show="embed" xlink:actuate="onLoad"/></draw:frame><draw:frame draw:style-name="fr1" draw:name="Image14" text:anchor-type="paragraph" svg:x="7.417cm" svg:y="13.612cm" svg:width="10.522cm" svg:height="7.892cm" draw:z-index="12"><draw:image xlink:href="Pictures/10000000000003200000025814FB926B.jpg" xlink:type="simple" xlink:show="embed" xlink:actuate="onLoad"/></draw:frame></text:p>
      <text:h text:style-name="P40" text:outline-level="1"><text:bookmark-start text:name="__RefHeading__2599_355330499"/><text:span text:style-name="T50">Butées d'aiguilles </text:span>avant précompression<text:bookmark-end text:name="__RefHeading__2599_355330499"/></text:h>
      <text:p text:style-name="Text_20_body"><draw:frame draw:style-name="fr1" draw:name="Image3" text:anchor-type="paragraph" svg:x="-0.021cm" svg:y="0.402cm" svg:width="8.447cm" svg:height="6.336cm" draw:z-index="2"><draw:image xlink:href="Pictures/100000000000032000000258D1619760.jpg" xlink:type="simple" xlink:show="embed" xlink:actuate="onLoad"/></draw:frame><draw:frame draw:style-name="fr1" draw:name="Image5" text:anchor-type="paragraph" svg:x="9.262cm" svg:y="0.529cm" svg:width="8.237cm" svg:height="10.982cm" draw:z-index="3"><draw:image xlink:href="Pictures/100000000000025800000320E9873699.jpg" xlink:type="simple" xlink:show="embed" xlink:actuate="onLoad"/></draw:frame></text:p>
      <text:p text:style-name="Text_20_body"><draw:frame draw:style-name="fr1" draw:name="Image6" text:anchor-type="paragraph" svg:x="-0.09cm" svg:y="6.152cm" svg:width="8.58cm" svg:height="6.435cm" draw:z-index="4"><draw:image xlink:href="Pictures/100000000000032000000258088E3BDA.jpg" xlink:type="simple" xlink:show="embed" xlink:actuate="onLoad"/></draw:frame><draw:frame draw:style-name="fr1" draw:name="Image7" text:anchor-type="paragraph" svg:x="9.407cm" svg:y="11.254cm" svg:width="8.985cm" svg:height="6.74cm" draw:z-index="5"><draw:image xlink:href="Pictures/100000000000032000000258B8D6F777.jpg" xlink:type="simple" xlink:show="embed" xlink:actuate="onLoad"/></draw:frame></text:p>
      <text:h text:style-name="P40" text:outline-level="1"><draw:frame draw:style-name="fr1" draw:name="Image9" text:anchor-type="paragraph" svg:x="0.164cm" svg:y="9.571cm" svg:width="8.941cm" svg:height="11.92cm" draw:z-index="7"><draw:image xlink:href="Pictures/1000000000000258000003209F8B8FD5.png" xlink:type="simple" xlink:show="embed" xlink:actuate="onLoad"/></draw:frame><draw:frame draw:style-name="fr1" draw:name="Image11" text:anchor-type="paragraph" svg:x="-0.263cm" svg:y="1.642cm" svg:width="9.424cm" svg:height="7.068cm" draw:z-index="8"><draw:image xlink:href="Pictures/10000000000003200000025820D76DA7.jpg" xlink:type="simple" xlink:show="embed" xlink:actuate="onLoad"/></draw:frame><draw:frame draw:style-name="fr1" draw:name="Image8" text:anchor-type="paragraph" svg:x="10.236cm" svg:y="1.707cm" svg:width="7.532cm" svg:height="10.042cm" draw:z-index="6"><draw:image xlink:href="Pictures/1000000000000258000003208EE368E7.jpg" xlink:type="simple" xlink:show="embed" xlink:actuate="onLoad"/></draw:frame><text:bookmark-start text:name="__RefHeading__2601_355330499"/>Précompression <text:span text:style-name="T10">Barbara Jones</text:span><text:bookmark-end text:name="__RefHeading__2601_3553304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fornian FB" svg:font-family="'Californian FB'"/>
    <style:font-face style:name="trebuchet ms" svg:font-family="'trebuchet ms', sans-serif"/>
    <style:font-face style:name="DejaVu Sans" svg:font-family="'DejaVu Sans'" style:font-family-generic="swiss"/>
    <style:font-face style:name="FreeSans1" svg:font-family="FreeSans" style:font-family-generic="swiss"/>
    <style:font-face style:name="Courier New" svg:font-family="'Courier New'" style:font-adornments="Normal" style:font-family-generic="modern" style:font-pitch="fixed"/>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fornian FB"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font-size-asian="10.5pt"/>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Californian FB" fo:font-family="'Californian FB'" fo:font-size="2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fornian FB" fo:font-family="'Californian FB'"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fornian FB" fo:font-family="'Californian FB'"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fornian FB" fo:font-family="'Californian FB'"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0.42cm" fo:margin-bottom="1cm" loext:contextual-spacing="false" fo:text-align="center" style:justify-single-word="false" style:page-number="auto" fo:padding="0.4cm" fo:border="0.06pt solid #000000" style:shadow="#808080 0.18cm 0.18cm"/>
      <style:text-properties fo:font-size="32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graphic-properties draw:fill="solid" draw:fill-color="#eeeeee"/>
      <style:paragraph-properties fo:margin-top="0.423cm" fo:margin-bottom="0.212cm" loext:contextual-spacing="false" fo:text-align="center" style:justify-single-word="false" fo:background-color="#eeeeee" fo:padding="0.25cm" fo:border="0.06pt solid #000000" style:shadow="none">
        <style:tab-stops/>
        <style:background-image/>
      </style:paragraph-properties>
      <style:text-properties fo:font-size="14pt" style:text-underline-style="none"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ab-stops/>
      </style:paragraph-properties>
      <style:text-properties fo:font-size="6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master-page-name="">
      <style:paragraph-properties fo:text-align="center" style:justify-single-word="false" style:page-number="auto" style:shadow="none"/>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Godard</meta:initial-creator>
    <meta:creation-date>2015-04-07T16:56:14.659526846</meta:creation-date>
    <meta:editing-cycles>234</meta:editing-cycles>
    <meta:editing-duration>P1DT1H39M36S</meta:editing-duration>
    <dc:date>2015-05-02T17:10:16.063034298</dc:date>
    <meta:generator>LibreOffice/4.4.2.2$Linux_X86_64 LibreOffice_project/40m0$Build-2</meta:generator>
    <meta:document-statistic meta:table-count="0" meta:image-count="13" meta:object-count="0" meta:page-count="14" meta:paragraph-count="116" meta:word-count="1686" meta:character-count="9677" meta:non-whitespace-character-count="8060"/>
  </office:meta>
</office:document-meta>
</file>